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  <style:style style:name="P2" style:family="paragraph" style:parent-style-name="Standard">
      <style:paragraph-properties fo:text-align="center" style:justify-single-word="false"/>
      <style:text-properties fo:color="#c9211e" fo:font-size="15pt" style:font-size-asian="15pt" style:font-size-complex="15pt"/>
    </style:style>
    <style:style style:name="P3" style:family="paragraph" style:parent-style-name="Standard">
      <style:text-properties fo:color="#2a6099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TRE EN PLACE UNE BASE DE DONNEES</text:p>
      <text:p text:style-name="P1"/>
      <text:p text:style-name="P1">EVALUATION</text:p>
      <text:p text:style-name="Standard"/>
      <text:p text:style-name="P3">CREEZ LE SCRIPT DIMPLEMENTATION DES DIFFERENTES TABLES SOUS MARIADB</text:p>
      <text:p text:style-name="P3"/>
      <text:p text:style-name="Standard">DROP DATABASE IF EXISTS Eval_exo1_mepubdd;</text:p>
      <text:p text:style-name="Standard">CREATE DATABASE Eval_exo1_mepubdd;</text:p>
      <text:p text:style-name="Standard">USE Eval_exo1_mepubdd;</text:p>
      <text:p text:style-name="Standard"/>
      <text:p text:style-name="Standard">CREATE TABLE Client(</text:p>
      <text:p text:style-name="Standard"><text:s text:c="3"/>cli_num INT,</text:p>
      <text:p text:style-name="Standard"><text:s text:c="3"/>cli_nom VARCHAR(50),</text:p>
      <text:p text:style-name="Standard"><text:s text:c="3"/>cli_adresse VARCHAR(50),</text:p>
      <text:p text:style-name="Standard"><text:s text:c="3"/>cli_tel VARCHAR(30),</text:p>
      <text:p text:style-name="Standard"><text:s text:c="3"/>PRIMARY KEY(cli_num)</text:p>
      <text:p text:style-name="Standard">);</text:p>
      <text:p text:style-name="Standard"/>
      <text:p text:style-name="Standard">CREATE TABLE Commande(</text:p>
      <text:p text:style-name="Standard"><text:s text:c="3"/>com_num INT,</text:p>
      <text:p text:style-name="Standard"><text:s text:c="3"/>com_date DATETIME,</text:p>
      <text:p text:style-name="Standard"><text:s text:c="3"/>com_obs VARCHAR(50),</text:p>
      <text:p text:style-name="Standard"><text:s text:c="3"/>cli_num INT NOT NULL,</text:p>
      <text:p text:style-name="Standard"><text:s text:c="3"/>PRIMARY KEY(com_num),</text:p>
      <text:p text:style-name="Standard"><text:s text:c="3"/>FOREIGN KEY(cli_num) REFERENCES Client(cli_num)</text:p>
      <text:p text:style-name="Standard">);</text:p>
      <text:p text:style-name="Standard"/>
      <text:p text:style-name="Standard">CREATE TABLE Produit(</text:p>
      <text:p text:style-name="Standard"><text:s text:c="3"/>pro_num INT,</text:p>
      <text:p text:style-name="Standard"><text:s text:c="3"/>pro_libelle VARCHAR(50),</text:p>
      <text:p text:style-name="Standard"><text:s text:c="3"/>pro_description VARCHAR(50),</text:p>
      <text:p text:style-name="Standard"><text:s text:c="3"/>PRIMARY KEY(pro_num)</text:p>
      <text:p text:style-name="Standard">);</text:p>
      <text:p text:style-name="Standard"/>
      <text:p text:style-name="Standard">CREATE TABLE est_compose(</text:p>
      <text:p text:style-name="Standard"><text:s text:c="3"/>com_num INT,</text:p>
      <text:p text:style-name="Standard"><text:s text:c="3"/>pro_num INT,</text:p>
      <text:p text:style-name="Standard"><text:s text:c="3"/>est_qte INT,</text:p>
      <text:p text:style-name="Standard"><text:s text:c="3"/>PRIMARY KEY(com_num, pro_num),</text:p>
      <text:p text:style-name="Standard"><text:s text:c="3"/>FOREIGN KEY(com_num) REFERENCES Commande(com_num),</text:p>
      <text:p text:style-name="Standard"><text:s text:c="3"/>FOREIGN KEY(pro_num) REFERENCES Produit(pro_num)</text:p>
      <text:p text:style-name="Standard">);</text:p>
      <text:p text:style-name="Standard"/>
      <text:p text:style-name="Standard">ALTER TABLE `Eval_exo1_mepubdd`.`Client` ADD UNIQUE `cli_nom` (`cli_num`, `cli_adresse`)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09:24:18.302435366</meta:creation-date>
    <dc:date>2021-11-26T09:27:55.381180138</dc:date>
    <meta:editing-duration>PT3M37S</meta:editing-duration>
    <meta:editing-cycles>1</meta:editing-cycles>
    <meta:document-statistic meta:table-count="0" meta:image-count="0" meta:object-count="0" meta:page-count="1" meta:paragraph-count="36" meta:word-count="102" meta:character-count="942" meta:non-whitespace-character-count="812"/>
    <meta:generator>LibreOffice/6.4.7.2$Linux_X86_64 LibreOffice_project/40$Build-2</meta:generator>
  </office:meta>
</office:document-meta>
</file>